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1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bfeb3" officeooo:paragraph-rsid="001bf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dc61f" officeooo:paragraph-rsid="001dc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f4c17" officeooo:paragraph-rsid="001f4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c17" officeooo:paragraph-rsid="001f4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69e" officeooo:paragraph-rsid="001fe6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b62" officeooo:paragraph-rsid="0021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 table:style-name="TableLine2233347761408">
          <table:table-cell table:style-name="Tabla1.A1" office:value-type="string">
            <text:p text:style-name="P2">Indent</text:p>
          </table:table-cell>
          <table:table-cell table:style-name="Tabla1.B1" office:value-type="string">
            <text:p text:style-name="P6">Identificador</text:p>
          </table:table-cell>
        </table:table-row>
        <table:table-row table:style-name="TableLine2233347764944">
          <table:table-cell table:style-name="Tabla1.A2" office:value-type="string">
            <text:p text:style-name="P2">Italics</text:p>
          </table:table-cell>
          <table:table-cell table:style-name="Tabla1.B2" office:value-type="string">
            <text:p text:style-name="P6">Itálica</text:p>
          </table:table-cell>
        </table:table-row>
        <table:table-row table:style-name="TableLine2233347786160">
          <table:table-cell table:style-name="Tabla1.A2" office:value-type="string">
            <text:p text:style-name="P2">Undo</text:p>
          </table:table-cell>
          <table:table-cell table:style-name="Tabla1.B2" office:value-type="string">
            <text:p text:style-name="P6">Abrir</text:p>
          </table:table-cell>
        </table:table-row>
        <table:table-row table:style-name="TableLine2233347782352">
          <table:table-cell table:style-name="Tabla1.A2" office:value-type="string">
            <text:p text:style-name="P2">Highlight</text:p>
          </table:table-cell>
          <table:table-cell table:style-name="Tabla1.B2" office:value-type="string">
            <text:p text:style-name="P6">Resaltar</text:p>
          </table:table-cell>
        </table:table-row>
        <table:table-row table:style-name="TableLine2233347795952">
          <table:table-cell table:style-name="Tabla1.A2" office:value-type="string">
            <text:p text:style-name="P2">Justify</text:p>
          </table:table-cell>
          <table:table-cell table:style-name="Tabla1.B2" office:value-type="string">
            <text:p text:style-name="P6">Justificado</text:p>
          </table:table-cell>
        </table:table-row>
        <table:table-row table:style-name="TableLine2233347778816">
          <table:table-cell table:style-name="Tabla1.A2" office:value-type="string">
            <text:p text:style-name="P2">Bold</text:p>
          </table:table-cell>
          <table:table-cell table:style-name="Tabla1.B2" office:value-type="string">
            <text:p text:style-name="P6">Negrita</text:p>
          </table:table-cell>
        </table:table-row>
        <table:table-row table:style-name="TableLine2233347782080">
          <table:table-cell table:style-name="Tabla1.A2" office:value-type="string">
            <text:p text:style-name="P2">Align</text:p>
          </table:table-cell>
          <table:table-cell table:style-name="Tabla1.B2" office:value-type="string">
            <text:p text:style-name="P6">Alineado</text:p>
          </table:table-cell>
        </table:table-row>
        <table:table-row table:style-name="TableLine2233347781536">
          <table:table-cell table:style-name="Tabla1.A2" office:value-type="string">
            <text:p text:style-name="P2">Template</text:p>
          </table:table-cell>
          <table:table-cell table:style-name="Tabla1.B2" office:value-type="string">
            <text:p text:style-name="P6">Plantilla</text:p>
          </table:table-cell>
        </table:table-row>
        <table:table-row table:style-name="TableLine2233347789152">
          <table:table-cell table:style-name="Tabla1.A2" office:value-type="string">
            <text:p text:style-name="P2">Format</text:p>
          </table:table-cell>
          <table:table-cell table:style-name="Tabla1.B2" office:value-type="string">
            <text:p text:style-name="P6">Formato</text:p>
          </table:table-cell>
        </table:table-row>
        <table:table-row table:style-name="TableLine2233347784800">
          <table:table-cell table:style-name="Tabla1.A2" office:value-type="string">
            <text:p text:style-name="P2">File</text:p>
          </table:table-cell>
          <table:table-cell table:style-name="Tabla1.B2" office:value-type="string">
            <text:p text:style-name="P6">Archivo</text:p>
          </table:table-cell>
        </table:table-row>
        <table:table-row table:style-name="TableLine2233347791328">
          <table:table-cell table:style-name="Tabla1.A2" office:value-type="string">
            <text:p text:style-name="P2">Font</text:p>
          </table:table-cell>
          <table:table-cell table:style-name="Tabla1.B2" office:value-type="string">
            <text:p text:style-name="P7">Fuente</text:p>
          </table:table-cell>
        </table:table-row>
        <table:table-row table:style-name="TableLine2233347792144">
          <table:table-cell table:style-name="Tabla1.A2" office:value-type="string">
            <text:p text:style-name="P2">Layout</text:p>
          </table:table-cell>
          <table:table-cell table:style-name="Tabla1.B2" office:value-type="string">
            <text:p text:style-name="P7">Disposición</text:p>
          </table:table-cell>
        </table:table-row>
        <table:table-row table:style-name="TableLine2233347791056">
          <table:table-cell table:style-name="Tabla1.A2" office:value-type="string">
            <text:p text:style-name="P2">Header</text:p>
          </table:table-cell>
          <table:table-cell table:style-name="Tabla1.B2" office:value-type="string">
            <text:p text:style-name="P7">Cabecera</text:p>
          </table:table-cell>
        </table:table-row>
        <table:table-row table:style-name="TableLine2233347790512">
          <table:table-cell table:style-name="Tabla1.A2" office:value-type="string">
            <text:p text:style-name="P2">Footer</text:p>
          </table:table-cell>
          <table:table-cell table:style-name="Tabla1.B2" office:value-type="string">
            <text:p text:style-name="P7">Pie de pagina</text:p>
          </table:table-cell>
        </table:table-row>
        <table:table-row table:style-name="Tabla1.15">
          <table:table-cell table:style-name="Tabla1.A2" office:value-type="string">
            <text:p text:style-name="P2">Font size</text:p>
          </table:table-cell>
          <table:table-cell table:style-name="Tabla1.B2" office:value-type="string">
            <text:p text:style-name="P7">Tamaño de fuente</text:p>
          </table:table-cell>
        </table:table-row>
        <table:table-row table:style-name="Tabla1.15">
          <table:table-cell table:style-name="Tabla1.A2" office:value-type="string">
            <text:p text:style-name="P2">Toolbar</text:p>
          </table:table-cell>
          <table:table-cell table:style-name="Tabla1.B2" office:value-type="string">
            <text:p text:style-name="P7">Barra de herramientas</text:p>
          </table:table-cell>
        </table:table-row>
        <table:table-row table:style-name="Tabla1.15">
          <table:table-cell table:style-name="Tabla1.A2" office:value-type="string">
            <text:p text:style-name="P2">Spellcheck</text:p>
          </table:table-cell>
          <table:table-cell table:style-name="Tabla1.B2" office:value-type="string">
            <text:p text:style-name="P7">Corrector</text:p>
          </table:table-cell>
        </table:table-row>
        <table:table-row table:style-name="Tabla1.15">
          <table:table-cell table:style-name="Tabla1.A2" office:value-type="string">
            <text:p text:style-name="P2">Print preview</text:p>
          </table:table-cell>
          <table:table-cell table:style-name="Tabla1.B2" office:value-type="string">
            <text:p text:style-name="P7">Vista previa de impresión</text:p>
          </table:table-cell>
        </table:table-row>
        <table:table-row table:style-name="Tabla1.15">
          <table:table-cell table:style-name="Tabla1.A2" office:value-type="string">
            <text:p text:style-name="P2">Redo</text:p>
          </table:table-cell>
          <table:table-cell table:style-name="Tabla1.B2" office:value-type="string">
            <text:p text:style-name="P7">Rehacer</text:p>
          </table:table-cell>
        </table:table-row>
        <table:table-row table:style-name="Tabla1.15">
          <table:table-cell table:style-name="Tabla1.A2" office:value-type="string">
            <text:p text:style-name="P3">Clipart</text:p>
          </table:table-cell>
          <table:table-cell table:style-name="Tabla1.B2" office:value-type="string">
            <text:p text:style-name="P7">Imagen animada</text:p>
          </table:table-cell>
        </table:table-row>
        <table:table-row table:style-name="Tabla1.15">
          <table:table-cell table:style-name="Tabla1.A2" office:value-type="string">
            <text:p text:style-name="P3">Macro</text:p>
          </table:table-cell>
          <table:table-cell table:style-name="Tabla1.B2" office:value-type="string">
            <text:p text:style-name="P7">Macro</text:p>
          </table:table-cell>
        </table:table-row>
        <table:table-row table:style-name="Tabla1.15">
          <table:table-cell table:style-name="Tabla1.A2" office:value-type="string">
            <text:p text:style-name="P3">Table</text:p>
          </table:table-cell>
          <table:table-cell table:style-name="Tabla1.B2" office:value-type="string">
            <text:p text:style-name="P7">Tabla</text:p>
          </table:table-cell>
        </table:table-row>
        <table:table-row table:style-name="Tabla1.15">
          <table:table-cell table:style-name="Tabla1.A2" office:value-type="string">
            <text:p text:style-name="P4">Right-click</text:p>
          </table:table-cell>
          <table:table-cell table:style-name="Tabla1.B2" office:value-type="string">
            <text:p text:style-name="P7">Click derecho</text:p>
          </table:table-cell>
        </table:table-row>
        <table:table-row table:style-name="Tabla1.15">
          <table:table-cell table:style-name="Tabla1.A2" office:value-type="string">
            <text:p text:style-name="P4">Place</text:p>
          </table:table-cell>
          <table:table-cell table:style-name="Tabla1.B2" office:value-type="string">
            <text:p text:style-name="P7">Colocar</text:p>
          </table:table-cell>
        </table:table-row>
        <table:table-row table:style-name="Tabla1.15">
          <table:table-cell table:style-name="Tabla1.A2" office:value-type="string">
            <text:p text:style-name="P4">Choose</text:p>
          </table:table-cell>
          <table:table-cell table:style-name="Tabla1.B2" office:value-type="string">
            <text:p text:style-name="P8">Elegir</text:p>
          </table:table-cell>
        </table:table-row>
        <table:table-row table:style-name="Tabla1.15">
          <table:table-cell table:style-name="Tabla1.A2" office:value-type="string">
            <text:p text:style-name="P4">Click</text:p>
          </table:table-cell>
          <table:table-cell table:style-name="Tabla1.B2" office:value-type="string">
            <text:p text:style-name="P8">Click</text:p>
          </table:table-cell>
        </table:table-row>
        <table:table-row table:style-name="Tabla1.15">
          <table:table-cell table:style-name="Tabla1.A2" office:value-type="string">
            <text:p text:style-name="P4">Drag</text:p>
          </table:table-cell>
          <table:table-cell table:style-name="Tabla1.B2" office:value-type="string">
            <text:p text:style-name="P8">Arrastrar</text:p>
          </table:table-cell>
        </table:table-row>
        <table:table-row table:style-name="Tabla1.15">
          <table:table-cell table:style-name="Tabla1.A2" office:value-type="string">
            <text:p text:style-name="P4">Press</text:p>
          </table:table-cell>
          <table:table-cell table:style-name="Tabla1.B2" office:value-type="string">
            <text:p text:style-name="P8">Pulsar</text:p>
          </table:table-cell>
        </table:table-row>
        <table:table-row table:style-name="Tabla1.15">
          <table:table-cell table:style-name="Tabla1.A2" office:value-type="string">
            <text:p text:style-name="P4">Highlight</text:p>
          </table:table-cell>
          <table:table-cell table:style-name="Tabla1.B2" office:value-type="string">
            <text:p text:style-name="P8">Resaltar</text:p>
          </table:table-cell>
        </table:table-row>
        <table:table-row table:style-name="Tabla1.15">
          <table:table-cell table:style-name="Tabla1.A2" office:value-type="string">
            <text:p text:style-name="P4">Hold</text:p>
          </table:table-cell>
          <table:table-cell table:style-name="Tabla1.B2" office:value-type="string">
            <text:p text:style-name="P8">Mantener pulsado</text:p>
          </table:table-cell>
        </table:table-row>
        <table:table-row table:style-name="Tabla1.15">
          <table:table-cell table:style-name="Tabla1.A2" office:value-type="string">
            <text:p text:style-name="P4">Query</text:p>
          </table:table-cell>
          <table:table-cell table:style-name="Tabla1.B2" office:value-type="string">
            <text:p text:style-name="P8">Consulta</text:p>
          </table:table-cell>
        </table:table-row>
        <table:table-row table:style-name="Tabla1.15">
          <table:table-cell table:style-name="Tabla1.A2" office:value-type="string">
            <text:p text:style-name="P4">Formula</text:p>
          </table:table-cell>
          <table:table-cell table:style-name="Tabla1.B2" office:value-type="string">
            <text:p text:style-name="P8">Formula</text:p>
          </table:table-cell>
        </table:table-row>
        <table:table-row table:style-name="Tabla1.15">
          <table:table-cell table:style-name="Tabla1.A2" office:value-type="string">
            <text:p text:style-name="P4">Operators</text:p>
          </table:table-cell>
          <table:table-cell table:style-name="Tabla1.B2" office:value-type="string">
            <text:p text:style-name="P8">Operadores</text:p>
          </table:table-cell>
        </table:table-row>
        <table:table-row table:style-name="Tabla1.15">
          <table:table-cell table:style-name="Tabla1.A2" office:value-type="string">
            <text:p text:style-name="P4">Cells</text:p>
          </table:table-cell>
          <table:table-cell table:style-name="Tabla1.B2" office:value-type="string">
            <text:p text:style-name="P8">Celda</text:p>
          </table:table-cell>
        </table:table-row>
        <table:table-row table:style-name="Tabla1.15">
          <table:table-cell table:style-name="Tabla1.A2" office:value-type="string">
            <text:p text:style-name="P4">Worksheet</text:p>
          </table:table-cell>
          <table:table-cell table:style-name="Tabla1.B2" office:value-type="string">
            <text:p text:style-name="P8">Borrador</text:p>
          </table:table-cell>
        </table:table-row>
        <table:table-row table:style-name="Tabla1.15">
          <table:table-cell table:style-name="Tabla1.A2" office:value-type="string">
            <text:p text:style-name="P4">Field</text:p>
          </table:table-cell>
          <table:table-cell table:style-name="Tabla1.B2" office:value-type="string">
            <text:p text:style-name="P8">Camp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2T19:23:45.666000000</meta:creation-date>
    <dc:date>2024-05-23T13:05:11.120000000</dc:date>
    <meta:editing-duration>PT8M45S</meta:editing-duration>
    <meta:editing-cycles>4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72" meta:word-count="86" meta:character-count="566" meta:non-whitespace-character-count="552"/>
  </office:meta>
</office:document-meta>
</file>